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873cm" style:use-optimal-column-width="false"/>
    </style:style>
    <style:style style:name="co2" style:family="table-column">
      <style:table-column-properties style:column-width="4.053cm" style:use-optimal-column-width="false"/>
    </style:style>
    <style:style style:name="co3" style:family="table-column">
      <style:table-column-properties style:column-width="154.976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Tahoma" style:font-size-complex="200pt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end" style:text-autospace="none"/>
      <style:text-properties style:font-name="Tahoma" fo:font-size="200pt" style:font-name-asian="Liberation Sans1" style:font-size-asian="200pt" style:font-name-complex="Tahoma" style:font-size-complex="200pt"/>
    </style:style>
    <style:style style:name="ce6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F" style:font-size-asian="180pt" style:font-name-complex="Tahoma" style:font-size-complex="18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style:style style:name="P4" style:family="paragraph">
      <style:paragraph-properties fo:text-align="end" style:text-autospace="none"/>
      <style:text-properties style:font-name="Tahoma" fo:font-size="200pt" style:font-name-asian="Liberation Sans1" style:font-size-asian="200pt" style:font-name-complex="Tahoma" style:font-size-complex="200pt"/>
    </style:style>
    <style:style style:name="P5" style:family="paragraph">
      <style:paragraph-properties fo:text-align="center" style:text-autospace="none"/>
      <style:text-properties style:font-name="Tahoma" fo:font-size="180pt" style:font-name-asian="F" style:font-size-asian="180pt" style:font-name-complex="Tahoma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1.901cm" svg:height="133.63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وہ خون رو کے یہ کہتا رہا زمانے سے<text:line-break/>ردا ئیں چھینوں نہ لوگوں میرے گھرانے سے</text:p>
              </table:table-cell>
              <table:table-cell table:style-name="ce2"/>
              <table:table-cell table:style-name="ce3">
                <text:p text:style-name="P2">Wo khoon ro kay kehta raha zamanay say<text:line-break/>Ridaeyn cheeno naa (x2) logo mere gharanay say</text:p>
              </table:table-cell>
            </table:table-row>
            <table:table-row table:style-name="ro1">
              <table:table-cell table:style-name="ce4">
                <text:p text:style-name="P3">سوال آب پر سونے پر اس کے رونے پر<text:line-break/>وہ مارتے تھے سکینہ کو ہر بہانے سے</text:p>
              </table:table-cell>
              <table:table-cell table:style-name="ce5">
                <text:p text:style-name="P4">1</text:p>
              </table:table-cell>
              <table:table-cell table:style-name="ce6">
                <text:p text:style-name="P5">Sawal-e-aab pay sonay pay us kay ronay pay (x2)<text:line-break/>Wo maartay thay (x2) sakina ko her bahaanay say</text:p>
              </table:table-cell>
            </table:table-row>
            <table:table-row table:style-name="ro1">
              <table:table-cell table:style-name="ce4">
                <text:p text:style-name="P3">بلائیں کس طرح عبائل کو مدد کے لئے<text:line-break/>وہ بے ردا تھیں جھجکتی رہیں بلانے سے</text:p>
              </table:table-cell>
              <table:table-cell table:style-name="ce5">
                <text:p text:style-name="P4">2</text:p>
              </table:table-cell>
              <table:table-cell table:style-name="ce6">
                <text:p text:style-name="P5">Bulaey kis tarha abbas ko madad kai leeyai (x2)<text:line-break/>Wo berida thee (x2) jhijhakti rahi bulanay say</text:p>
              </table:table-cell>
            </table:table-row>
            <table:table-row table:style-name="ro1">
              <table:table-cell table:style-name="ce4">
                <text:p text:style-name="P3">سلایا جاتا تھا بے ہوش کر کے ڈروں سے<text:line-break/>جگایا جاتا تھا عابد کو تازیانے سے</text:p>
              </table:table-cell>
              <table:table-cell table:style-name="ce5">
                <text:p text:style-name="P4">3</text:p>
              </table:table-cell>
              <table:table-cell table:style-name="ce6">
                <text:p text:style-name="P5">Sulaya jaata tha bayhosh ker kay durron say (x2)<text:line-break/>Jagaya jata tha (x2) abid ko taazianay say</text:p>
              </table:table-cell>
            </table:table-row>
            <table:table-row table:style-name="ro1">
              <table:table-cell table:style-name="ce4">
                <text:p text:style-name="P3">کچھ اس طرح میر کرب و بلا وہ اجڑے تھے<text:line-break/>کہ ڈر رہے ہیں ابھی تک وہ گھر بسانے سے</text:p>
              </table:table-cell>
              <table:table-cell table:style-name="ce5">
                <text:p text:style-name="P4">4</text:p>
              </table:table-cell>
              <table:table-cell table:style-name="ce6">
                <text:p text:style-name="P5">Kuch is terha sar-e-kerbobala wo ujray thay (x2)<text:line-break/>Kay dar rahay hain (x2) abhi tak wo ghar basaanay say</text:p>
              </table:table-cell>
            </table:table-row>
            <table:table-row table:style-name="ro1">
              <table:table-cell table:style-name="ce4">
                <text:p text:style-name="P3">کہا یہ گنجے شہیداں میں باپ کے سر نے<text:line-break/>مجھے سکینہ بلاتی ہے قید خانے سے</text:p>
              </table:table-cell>
              <table:table-cell table:style-name="ce5">
                <text:p text:style-name="P4">5</text:p>
              </table:table-cell>
              <table:table-cell table:style-name="ce6">
                <text:p text:style-name="P5">Kaha ye ganj-e-shaheedan mei baap kay sar nay (x2)<text:line-break/>Mujhai sakina (x2) bulati hai qaid khaanay say</text:p>
              </table:table-cell>
            </table:table-row>
            <table:table-row table:style-name="ro1">
              <table:table-cell table:style-name="ce4">
                <text:p text:style-name="P3">ردائے ثانی زہرہ میں ڈھل گیا اکبر<text:line-break/>غبار اُٹھا جو لاشوں کے تھر تھرانے سے</text:p>
              </table:table-cell>
              <table:table-cell table:style-name="ce5">
                <text:p text:style-name="P4">6</text:p>
              </table:table-cell>
              <table:table-cell table:style-name="ce6">
                <text:p text:style-name="P5">Rida-e-saani-e-zehra mei dhal gaya akbar (x2)<text:line-break/>Ghubaar utha jo laashon kay thar tharaanay say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31.9cm" fo:page-height="133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5:58:32.928987800</dc:date>
    <meta:editing-duration>PT1H7M51S</meta:editing-duration>
    <meta:editing-cycles>19</meta:editing-cycles>
    <meta:generator>LibreOffice/25.2.4.3$Windows_X86_64 LibreOffice_project/33e196637044ead23f5c3226cde09b47731f7e27</meta:generator>
    <meta:document-statistic meta:object-count="1"/>
  </office:meta>
</office:document-meta>
</file>